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66in"/>
    </style:style>
    <style:style style:name="co2" style:family="table-column">
      <style:table-column-properties fo:break-before="auto" style:column-width="3.0846in"/>
    </style:style>
    <style:style style:name="co3" style:family="table-column">
      <style:table-column-properties fo:break-before="auto" style:column-width="5.311in"/>
    </style:style>
    <style:style style:name="co4" style:family="table-column">
      <style:table-column-properties fo:break-before="auto" style:column-width="3.3953in"/>
    </style:style>
    <style:style style:name="co5" style:family="table-column">
      <style:table-column-properties fo:break-before="auto" style:column-width="3.3681in"/>
    </style:style>
    <style:style style:name="co6" style:family="table-column">
      <style:table-column-properties fo:break-before="auto" style:column-width="5.1091in"/>
    </style:style>
    <style:style style:name="co7" style:family="table-column">
      <style:table-column-properties fo:break-before="auto" style:column-width="3.378in"/>
    </style:style>
    <style:style style:name="co8" style:family="table-column">
      <style:table-column-properties fo:break-before="auto" style:column-width="3.8728in"/>
    </style:style>
    <style:style style:name="co9" style:family="table-column">
      <style:table-column-properties fo:break-before="auto" style:column-width="0.6098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1.6398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9035in"/>
    </style:style>
    <style:style style:name="co14" style:family="table-column">
      <style:table-column-properties fo:break-before="auto" style:column-width="2.9689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6429in"/>
    </style:style>
    <style:style style:name="co17" style:family="table-column">
      <style:table-column-properties fo:break-before="auto" style:column-width="1.6571in"/>
    </style:style>
    <style:style style:name="co18" style:family="table-column">
      <style:table-column-properties fo:break-before="auto" style:column-width="1.1327in"/>
    </style:style>
    <style:style style:name="co19" style:family="table-column">
      <style:table-column-properties fo:break-before="auto" style:column-width="1.228in"/>
    </style:style>
    <style:style style:name="co20" style:family="table-column">
      <style:table-column-properties fo:break-before="auto" style:column-width="2.1217in"/>
    </style:style>
    <style:style style:name="co21" style:family="table-column">
      <style:table-column-properties fo:break-before="auto" style:column-width="1.4535in"/>
    </style:style>
    <style:style style:name="co22" style:family="table-column">
      <style:table-column-properties fo:break-before="auto" style:column-width="1.7874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626in" fo:break-before="auto" style:use-optimal-row-height="true"/>
    </style:style>
    <style:style style:name="ro3" style:family="table-row">
      <style:table-row-properties style:row-height="0.9807in" fo:break-before="auto" style:use-optimal-row-height="true"/>
    </style:style>
    <style:style style:name="ro4" style:family="table-row">
      <style:table-row-properties style:row-height="0.9535in" fo:break-before="auto" style:use-optimal-row-height="false"/>
    </style:style>
    <style:style style:name="ro5" style:family="table-row">
      <style:table-row-properties style:row-height="1.4508in" fo:break-before="auto" style:use-optimal-row-height="false"/>
    </style:style>
    <style:style style:name="ro6" style:family="table-row">
      <style:table-row-properties style:row-height="1.4646in" fo:break-before="auto" style:use-optimal-row-height="true"/>
    </style:style>
    <style:style style:name="ro7" style:family="table-row">
      <style:table-row-properties style:row-height="0.511in" fo:break-before="auto" style:use-optimal-row-height="true"/>
    </style:style>
    <style:style style:name="ro8" style:family="table-row">
      <style:table-row-properties style:row-height="1.9346in" fo:break-before="auto" style:use-optimal-row-height="true"/>
    </style:style>
    <style:style style:name="ro9" style:family="table-row">
      <style:table-row-properties style:row-height="1.2161in" fo:break-before="auto" style:use-optimal-row-height="true"/>
    </style:style>
    <style:style style:name="ro10" style:family="table-row">
      <style:table-row-properties style:row-height="0.7457in" fo:break-before="auto" style:use-optimal-row-height="true"/>
    </style:style>
    <style:style style:name="ro11" style:family="table-row">
      <style:table-row-properties style:row-height="0.9673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1799in" fo:break-before="auto" style:use-optimal-row-height="true"/>
    </style:style>
    <style:style style:name="ro14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9811in" fo:break-before="auto" style:use-optimal-row-height="true"/>
    </style:style>
    <style:style style:name="ro16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Excel_20_Built-in_20_Normal"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Excel_20_Built-in_20_Normal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Excel_20_Built-in_20_Normal">
      <style:table-cell-properties fo:wrap-option="wrap"/>
      <style:text-properties fo:font-size="14pt" style:font-size-asian="14pt" style:font-size-complex="14pt"/>
    </style:style>
    <style:style style:name="ce7" style:family="table-cell" style:parent-style-name="Excel_20_Built-in_20_Normal">
      <style:table-cell-properties fo:wrap-option="wrap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font-size="14pt" style:font-size-asian="14pt" style:font-size-complex="14pt"/>
    </style:style>
    <style:style style:name="ce10" style:family="table-cell" style:parent-style-name="Excel_20_Built-in_20_Normal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Excel_20_Built-in_20_Normal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font-size="14pt" style:font-size-asian="14pt" style:font-size-complex="14pt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6"/>
        <table:table-column table:style-name="co8" table:default-cell-style-name="ce6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>
            <text:p>Data Source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Script</text:p>
          </table:table-cell>
          <table:table-cell table:style-name="ce1" office:value-type="string">
            <text:p>Data file</text:p>
          </table:table-cell>
          <table:table-cell table:style-name="ce7" office:value-type="string">
            <text:p>Source </text:p>
          </table:table-cell>
          <table:table-cell table:style-name="ce13" office:value-type="string">
            <text:p>Select Cols</text:p>
          </table:table-cell>
          <table:table-cell table:style-name="ce13" office:value-type="string">
            <text:p>Dropped Cols</text:p>
          </table:table-cell>
          <table:table-cell table:style-name="ce13" office:value-type="string">
            <text:p>Details</text:p>
          </table:table-cell>
          <table:table-cell table:style-name="ce7" office:value-type="string">
            <text:p>Issues</text:p>
          </table:table-cell>
          <table:table-cell table:style-name="ce7"/>
          <table:table-cell table:style-name="ce1" table:number-columns-repeated="1016"/>
        </table:table-row>
        <table:table-row table:style-name="ro3">
          <table:table-cell office:value-type="string">
            <text:p>eia860_processing.R</text:p>
          </table:table-cell>
          <table:table-cell office:value-type="string">
            <text:p>data-raw/capacity_eia.tsv</text:p>
          </table:table-cell>
          <table:table-cell office:value-type="string">
            <text:p>EIA Form 860 (see write-up)</text:p>
          </table:table-cell>
          <table:table-cell office:value-type="string">
            <text:p>year, sumer_capacity, utility_code, plant_code, generator_code, prime_mover, status_code_1&amp;2, in_service, fuel_1&amp;2&amp;3, heat_rate</text:p>
          </table:table-cell>
          <table:table-cell/>
          <table:table-cell office:value-type="string">
            <text:p>1990-2000 was reported in kW, so divide by 1000 converts to MW. Manually assign 'overnight categories' (16) to prime_mover (34) &amp; fuel_1 (60) combinations </text:p>
          </table:table-cell>
          <table:table-cell table:style-name="ce12"/>
          <table:table-cell table:number-columns-repeated="1017"/>
        </table:table-row>
        <table:table-row table:style-name="ro4">
          <table:table-cell office:value-type="string">
            <text:p>eia860_processing.R</text:p>
          </table:table-cell>
          <table:table-cell office:value-type="string">
            <text:p>data-raw/retirement.eia860.txt</text:p>
          </table:table-cell>
          <table:table-cell office:value-type="string">
            <text:p>Same ?</text:p>
          </table:table-cell>
          <table:table-cell office:value-type="string">
            <text:p>utility_code, plant_code, generator_code, retirement, year</text:p>
          </table:table-cell>
          <table:table-cell/>
          <table:table-cell office:value-type="string">
            <text:p>If no retirement year is reported but status code is RE, assign retirement year of 1989 (data starts at 1990)</text:p>
          </table:table-cell>
          <table:table-cell table:number-columns-repeated="1018"/>
        </table:table-row>
        <table:table-row table:style-name="ro5">
          <table:table-cell office:value-type="string">
            <text:p>eia860_processing.R</text:p>
          </table:table-cell>
          <table:table-cell table:style-name="ce3" office:value-type="string">
            <text:p>status_code_1&amp;2 dictionary</text:p>
          </table:table-cell>
          <table:table-cell table:style-name="ce8"/>
          <table:table-cell table:style-name="ce3" office:value-type="string">
            <text:p>status_code, status_code_text</text:p>
          </table:table-cell>
          <table:table-cell table:style-name="ce3"/>
          <table:table-cell table:style-name="ce8" office:value-type="string">
            <text:p>Remove retired (RE), reactivated (RA), canceled (CN), planned/postponed (P, PL, IP), under construction (CO), awaiting regulatory approval (L), w/ approval but not under construction (T), additional plants under construction (U and V), not yet in operation (TS), legal delays (LE)</text:p>
          </table:table-cell>
          <table:table-cell table:style-name="ce8" office:value-type="string">
            <text:p>Remaining status 1: 'backup', 'cold shutdown', 'operating', 'out of service &gt; 365 days not expected to return this year', 'out of service but expected to return this year', 'sold to nonutility', 'standby or backup', </text:p>
          </table:table-cell>
          <table:table-cell office:value-type="string">
            <text:p>Remaining status 2: 'modification planned for existing generator', 'other', 'planned fuel conversion', 'proposed deactivated shutdown', 'proposed decrease in generator capability', 'proposed increase in generator capability', 'proposed repowering', 'scheduled for retirement', 'sold to nonutility'</text:p>
          </table:table-cell>
          <table:table-cell table:number-columns-repeated="1016"/>
        </table:table-row>
        <table:table-row table:style-name="ro1" table:visibility="collapse">
          <table:table-cell table:style-name="ce3"/>
          <table:table-cell table:style-name="ce3" office:value-type="string">
            <text:p>prime_mover dictionary</text:p>
          </table:table-cell>
          <table:table-cell table:style-name="ce8"/>
          <table:table-cell table:style-name="ce3" office:value-type="string">
            <text:p>prime_mover, prime_mover_text</text:p>
          </table:table-cell>
          <table:table-cell table:style-name="ce3"/>
          <table:table-cell table:style-name="ce8" table:number-columns-repeated="2"/>
          <table:table-cell table:number-columns-repeated="1017"/>
        </table:table-row>
        <table:table-row table:style-name="ro2">
          <table:table-cell office:value-type="string">
            <text:p>eia860_processing.R</text:p>
          </table:table-cell>
          <table:table-cell table:style-name="ce3" office:value-type="string">
            <text:p>Fuel_1 dictionary </text:p>
          </table:table-cell>
          <table:table-cell table:style-name="ce8"/>
          <table:table-cell table:style-name="ce3" office:value-type="string">
            <text:p>Fuel_1, fuel_1_text, fuel_1_general</text:p>
          </table:table-cell>
          <table:table-cell table:style-name="ce3"/>
          <table:table-cell table:style-name="ce8" office:value-type="string">
            <text:p>60 x fuel_1, 15 x fuel_1_general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>
            <text:p>eia860_processing.R</text:p>
          </table:table-cell>
          <table:table-cell table:style-name="ce3" office:value-type="string">
            <text:p>Fuel_2&amp;3 dictionary</text:p>
          </table:table-cell>
          <table:table-cell table:style-name="ce8"/>
          <table:table-cell table:style-name="ce3" office:value-type="string">
            <text:p>fuel, fuel_text</text:p>
          </table:table-cell>
          <table:table-cell table:style-name="ce3"/>
          <table:table-cell table:style-name="ce8" table:number-columns-repeated="2"/>
          <table:table-cell table:number-columns-repeated="1017"/>
        </table:table-row>
        <table:table-row table:style-name="ro6">
          <table:table-cell office:value-type="string">
            <text:p>eia860_CAsupplement.R</text:p>
          </table:table-cell>
          <table:table-cell office:value-type="string">
            <text:p>data-raw/ca.mapping.tsv</text:p>
          </table:table-cell>
          <table:table-cell table:style-name="ce9" office:value-type="string">
            <text:p><text:a xlink:href="http://www.energy.ca.gov/almanac/electricity_data/web_qfer/">California Energy Commission (cross reference)</text:a></text:p>
          </table:table-cell>
          <table:table-cell office:value-type="string">
            <text:p>plant.id, plant_code</text:p>
          </table:table-cell>
          <table:table-cell office:value-type="string">
            <text:p>Plant.Name, RPS.ID, ARB.ID, Unit, Start.Date, Retired.Unit, Retire.Date, CA.ISO.Resource.ID, CA.ISO.Generating.Unit.Name, Company.Owner.Name, City, County, State</text:p>
          </table:table-cell>
          <table:table-cell office:value-type="string">
            <text:p>Just used to map onto EIA Form 860</text:p>
          </table:table-cell>
          <table:table-cell table:number-columns-repeated="1018"/>
        </table:table-row>
        <table:table-row table:style-name="ro7">
          <table:table-cell office:value-type="string">
            <text:p>eia860_CAsupplement.R</text:p>
          </table:table-cell>
          <table:table-cell office:value-type="string">
            <text:p>data-raw/ca.elec.almanac.tsv</text:p>
          </table:table-cell>
          <table:table-cell table:style-name="ce9" office:value-type="string">
            <text:p><text:a xlink:href="http://www.energy.ca.gov/almanac/electricity_data/web_qfer/Heat_Rates.php">California Energy Commision</text:a></text:p>
          </table:table-cell>
          <table:table-cell office:value-type="string">
            <text:p>heat.rate, plant.id, year</text:p>
          </table:table-cell>
          <table:table-cell office:value-type="string">
            <text:p>category, company.name, main.mmbtu, net.mwh</text:p>
          </table:table-cell>
          <table:table-cell office:value-type="string">
            <text:p>11,243 heat_rates are taken from this dataset to supplement EIA Form 860</text:p>
          </table:table-cell>
          <table:table-cell table:number-columns-repeated="1018"/>
        </table:table-row>
        <table:table-row table:style-name="ro8">
          <table:table-cell office:value-type="string">
            <text:p>eia860_CAsupplement.R</text:p>
          </table:table-cell>
          <table:table-cell office:value-type="string">
            <text:p>data-proc/eia860_processed.csv</text:p>
          </table:table-cell>
          <table:table-cell office:value-type="string">
            <text:p>eia860_processing.R</text:p>
          </table:table-cell>
          <table:table-cell office:value-type="string">
            <text:p>year, summer_capacity, utility_code, plant_code, generator_code, prime_mover, status_code_1&amp;2, status_code_1&amp;2_text, in_service, fuel_1&amp;2&amp;3, fuel_1_general, fuel_1&amp;2&amp;3_text, heat_rate, prime_mover_text, retirement, overnight_category</text:p>
          </table:table-cell>
          <table:table-cell/>
          <table:table-cell office:value-type="string">
            <text:p>EIA Form 860. 352,771 plants</text:p>
          </table:table-cell>
          <table:table-cell table:style-name="ce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 table:style-name="ce4" office:value-type="string">
            <text:p>summary_files.R</text:p>
          </table:table-cell>
          <table:table-cell table:style-name="ce4" office:value-type="string">
            <text:p>data-proc/eia860_CAsupplement.csv</text:p>
          </table:table-cell>
          <table:table-cell table:style-name="ce10" office:value-type="string">
            <text:p>eia860_CAsupplement.R</text:p>
          </table:table-cell>
          <table:table-cell table:style-name="ce14" office:value-type="string">
            <text:p>year, in_service, plant_code, overnight_category, fuel_1_general, heat_rate, summer_capacity</text:p>
          </table:table-cell>
          <table:table-cell table:style-name="ce16" office:value-type="string">
            <text:p>utility_code, generator_code, prime_mover, status_code_1&amp;2, status_code_1&amp;2_text, fuel_1&amp;2&amp;3, fuel_1&amp;2&amp;3_text, <text:s/>prime_mover_text, retirement</text:p>
          </table:table-cell>
          <table:table-cell table:style-name="ce16" office:value-type="string">
            <text:p>Group by plant/year and sum for plant capacity in Mwh. </text:p>
          </table:table-cell>
          <table:table-cell table:style-name="ce10" table:number-columns-repeated="2"/>
          <table:table-cell table:style-name="ce4" table:number-columns-repeated="1016"/>
        </table:table-row>
        <table:table-row table:style-name="ro9">
          <table:table-cell table:style-name="ce5" office:value-type="string">
            <text:p>summary_files.R</text:p>
          </table:table-cell>
          <table:table-cell table:style-name="ce5" office:value-type="string">
            <text:p>data-raw/annual_plant_generation_eia.tsv</text:p>
          </table:table-cell>
          <table:table-cell table:style-name="ce11" office:value-type="string">
            <text:p>?</text:p>
          </table:table-cell>
          <table:table-cell table:style-name="ce15" office:value-type="string">
            <text:p>year, plant_code, net.generation.annual</text:p>
          </table:table-cell>
          <table:table-cell table:style-name="ce15" office:value-type="string">
            <text:p>PLTNAME, UTILNAME, prime_mover, fuel_1, units, fuel.consumption</text:p>
          </table:table-cell>
          <table:table-cell table:style-name="ce17" office:value-type="string">
            <text:p>Aggregate over plants to find total annual generation. 108,538 plants. Joined with supplemented Form 860 EIA (ca_alamanac_R.tsv). A plants total annual generation is divided by its total capacity * 8760. Used only for year, plant_code, capacity_factor</text:p>
          </table:table-cell>
          <table:table-cell table:style-name="ce11" office:value-type="string">
            <text:p>Aggregates across fuels</text:p>
          </table:table-cell>
          <table:table-cell table:style-name="ce11"/>
          <table:table-cell table:style-name="ce5" table:number-columns-repeated="1016"/>
        </table:table-row>
        <table:table-row table:style-name="ro10">
          <table:table-cell office:value-type="string">
            <text:p>summary_files.R</text:p>
          </table:table-cell>
          <table:table-cell office:value-type="string">
            <text:p>theoretical heat rate limits</text:p>
          </table:table-cell>
          <table:table-cell office:value-type="string">
            <text:p>Cost of power or power of cost: a US modeling perspective' by Muratori, Ledna, McJeon, et al. Table 5</text:p>
          </table:table-cell>
          <table:table-cell table:number-columns-repeated="2"/>
          <table:table-cell office:value-type="string">
            <text:p>heat_rate = 3412/efficiency</text:p>
          </table:table-cell>
          <table:table-cell table:number-columns-repeated="1018"/>
        </table:table-row>
        <table:table-row table:style-name="ro2">
          <table:table-cell office:value-type="string">
            <text:p>summary_files.R</text:p>
          </table:table-cell>
          <table:table-cell office:value-type="string">
            <text:p>data-raw/energy.prices.txt</text:p>
          </table:table-cell>
          <table:table-cell office:value-type="string">
            <text:p>?</text:p>
          </table:table-cell>
          <table:table-cell office:value-type="string">
            <text:p>year, fuel_1_general, fuel.price</text:p>
          </table:table-cell>
          <table:table-cell table:style-name="ce3"/>
          <table:table-cell table:style-name="ce3" office:value-type="string">
            <text:p>adj.fuel.price ← (1e6) * fuel.price / pred.heat.rate. </text:p>
          </table:table-cell>
          <table:table-cell office:value-type="string">
            <text:p>Adjust value of USD?</text:p>
          </table:table-cell>
          <table:table-cell table:number-columns-repeated="1017"/>
        </table:table-row>
        <table:table-row table:style-name="ro8">
          <table:table-cell office:value-type="string">
            <text:p>summary_files.R</text:p>
          </table:table-cell>
          <table:table-cell office:value-type="string">
            <text:p>data-raw/uranium.prices.txt</text:p>
          </table:table-cell>
          <table:table-cell office:value-type="string">
            <text:p>?</text:p>
          </table:table-cell>
          <table:table-cell office:value-type="string">
            <text:p>year, weighted.avg.price.nominal → fuel.price</text:p>
          </table:table-cell>
          <table:table-cell office:value-type="string">
            <text:p>weighted.avg.u.s.producers, weighted.avg.u.s.brokers.traders, weighted.avg.civilian.power.reactors, weighted.avg.foreigh, weighted.avg.u.s.origin, weighted.avg.foreign.origin, weighted.avg.spot, weighted.avg.contrac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overnight_cost.R</text:p>
          </table:table-cell>
          <table:table-cell office:value-type="string">
            <text:p>Data-raw/overnight.cost.tsv</text:p>
          </table:table-cell>
          <table:table-cell office:value-type="string">
            <text:p><text:a xlink:href="https://www.eia.gov/outlooks/archive/aeo15/">Energy Administration Information, Annual Energy Outlook</text:a></text:p>
          </table:table-cell>
          <table:table-cell office:value-type="string">
            <text:p>year, cost.year, overnight_category, base.overnight, variable.o.m, fixed.o.m, </text:p>
          </table:table-cell>
          <table:table-cell office:value-type="string">
            <text:p>technology, online, size, lead.time, contingency.factor, tech.optimism, total.overnight, heat.rate, heat.rate.nth</text:p>
          </table:table-cell>
          <table:table-cell office:value-type="string">
            <text:p>Fixed O&amp;M and Base.Overnight: kw → Mw. All costs adjusted to cost.year</text:p>
          </table:table-cell>
          <table:table-cell office:value-type="string">
            <text:p>1997-2015. Fixed O&amp;M in $/kW-yr but Variable O&amp;M in $/Mwh. Fixed O&amp;M * 8760 ?</text:p>
          </table:table-cell>
          <table:table-cell table:number-columns-repeated="1017"/>
        </table:table-row>
        <table:table-row table:style-name="ro2">
          <table:table-cell office:value-type="string">
            <text:p>overnight_cost.R</text:p>
          </table:table-cell>
          <table:table-cell office:value-type="string">
            <text:p>Data-raw/GDPDEF.csv</text:p>
          </table:table-cell>
          <table:table-cell office:value-type="string">
            <text:p><text:a xlink:href="https://fred.stlouisfed.org/series/GDPDEF">St. Louis Fed</text:a></text:p>
          </table:table-cell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>
            <text:p>Capacity factors comes from summing across all of a plant's generators to find total capacity ( and total generation. CF = 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row table:style-name="ro12">
          <table:table-cell/>
          <table:table-cell office:value-type="string">
            <text:p>Source</text:p>
          </table:table-cell>
          <table:table-cell office:value-type="string">
            <text:p>Original Units</text:p>
          </table:table-cell>
          <table:table-cell office:value-type="string">
            <text:p>Operations:</text:p>
          </table:table-cell>
          <table:table-cell table:number-columns-repeated="2"/>
          <table:table-cell table:style-name="ce18" office:value-type="string">
            <text:p>Output Units</text:p>
          </table:table-cell>
          <table:table-cell office:value-type="string">
            <text:p>Parameters</text:p>
          </table:table-cell>
        </table:table-row>
        <table:table-row table:style-name="ro13">
          <table:table-cell table:style-name="ce18" office:value-type="string">
            <text:p>Overnight</text:p>
          </table:table-cell>
          <table:table-cell office:value-type="string">
            <text:p>EIA AEO</text:p>
          </table:table-cell>
          <table:table-cell office:value-type="string">
            <text:p>$/MW</text:p>
          </table:table-cell>
          <table:table-cell office:value-type="string">
            <text:p>*8760 → </text:p>
          </table:table-cell>
          <table:table-cell office:value-type="string">
            <text:p>($/Mwh)/CF</text:p>
          </table:table-cell>
          <table:table-cell/>
          <table:table-cell table:style-name="ce18" office:value-type="string">
            <text:p>$/Mwh produced</text:p>
          </table:table-cell>
          <table:table-cell/>
        </table:table-row>
        <table:table-row table:style-name="ro14">
          <table:table-cell office:value-type="string">
            <text:p>Total Generation</text:p>
          </table:table-cell>
          <table:table-cell office:value-type="string">
            <text:p>EIA Form 923</text:p>
          </table:table-cell>
          <table:table-cell office:value-type="string">
            <text:p>Mwh</text:p>
          </table:table-cell>
          <table:table-cell table:number-columns-repeated="5"/>
        </table:table-row>
        <table:table-row table:style-name="ro14">
          <table:table-cell office:value-type="string">
            <text:p>Capacity <text:s/></text:p>
          </table:table-cell>
          <table:table-cell office:value-type="string">
            <text:p>EIA Form 860 <text:s/></text:p>
          </table:table-cell>
          <table:table-cell office:value-type="string">
            <text:p>MW </text:p>
          </table:table-cell>
          <table:table-cell office:value-type="string">
            <text:p>*8760 →</text:p>
          </table:table-cell>
          <table:table-cell table:number-columns-repeated="2"/>
          <table:table-cell office:value-type="string">
            <text:p>Mwh capacity</text:p>
          </table:table-cell>
          <table:table-cell/>
        </table:table-row>
        <table:table-row table:style-name="ro12">
          <table:table-cell office:value-type="string">
            <text:p>Capacity Factor</text:p>
          </table:table-cell>
          <table:table-cell table:number-columns-repeated="2"/>
          <table:table-cell office:value-type="string">
            <text:p>total generation/capacity factor →</text:p>
          </table:table-cell>
          <table:table-cell table:number-columns-repeated="4"/>
        </table:table-row>
        <table:table-row table:style-name="ro14">
          <table:table-cell table:style-name="ce18" office:value-type="string">
            <text:p>Fixed O&amp;M</text:p>
          </table:table-cell>
          <table:table-cell office:value-type="string">
            <text:p>EIA AEO</text:p>
          </table:table-cell>
          <table:table-cell office:value-type="string">
            <text:p>$/kWyr</text:p>
          </table:table-cell>
          <table:table-cell office:value-type="string">
            <text:p>/(1000*8760) →</text:p>
          </table:table-cell>
          <table:table-cell table:number-columns-repeated="2"/>
          <table:table-cell table:style-name="ce18" office:value-type="string">
            <text:p>$/Mwh</text:p>
          </table:table-cell>
          <table:table-cell/>
        </table:table-row>
        <table:table-row table:style-name="ro14">
          <table:table-cell table:style-name="ce18" office:value-type="string">
            <text:p>Variable O&amp;M</text:p>
          </table:table-cell>
          <table:table-cell office:value-type="string">
            <text:p>EIA AEO</text:p>
          </table:table-cell>
          <table:table-cell office:value-type="string">
            <text:p>$/Mwh</text:p>
          </table:table-cell>
          <table:table-cell table:number-columns-repeated="3"/>
          <table:table-cell table:style-name="ce18" office:value-type="string">
            <text:p>$/Mwh</text:p>
          </table:table-cell>
          <table:table-cell/>
        </table:table-row>
        <table:table-row table:style-name="ro14">
          <table:table-cell office:value-type="string">
            <text:p>Heat Rate</text:p>
          </table:table-cell>
          <table:table-cell office:value-type="string">
            <text:p>EIA Form 860 + CA Energy Commission</text:p>
          </table:table-cell>
          <table:table-cell office:value-type="string">
            <text:p>Btu/kWh</text:p>
          </table:table-cell>
          <table:table-cell office:value-type="string">
            <text:p>/1000 →</text:p>
          </table:table-cell>
          <table:table-cell table:number-columns-repeated="2"/>
          <table:table-cell office:value-type="string">
            <text:p>Btu/MWh</text:p>
          </table:table-cell>
          <table:table-cell/>
        </table:table-row>
        <table:table-row table:style-name="ro14">
          <table:table-cell/>
          <table:table-cell office:value-type="string">
            <text:p>CA Energy Commission</text:p>
          </table:table-cell>
          <table:table-cell office:value-type="string">
            <text:p>MMBtu/MWh</text:p>
          </table:table-cell>
          <table:table-cell office:value-type="string">
            <text:p>*1000 → </text:p>
          </table:table-cell>
          <table:table-cell office:value-type="string">
            <text:p>(Btu/kWh)/1000 →</text:p>
          </table:table-cell>
          <table:table-cell/>
          <table:table-cell office:value-type="string">
            <text:p>Btu/MWh</text:p>
          </table:table-cell>
          <table:table-cell/>
        </table:table-row>
        <table:table-row table:style-name="ro15">
          <table:table-cell office:value-type="string">
            <text:p>Efficiency</text:p>
          </table:table-cell>
          <table:table-cell table:style-name="ce6" office:value-type="string">
            <text:p>Cost of power or power of cost: a US modeling perspective' by Muratori, Ledna, McJeon, et al. Table 5</text:p>
          </table:table-cell>
          <table:table-cell office:value-type="string">
            <text:p>kWh/Btu</text:p>
          </table:table-cell>
          <table:table-cell office:value-type="string">
            <text:p>3412/efficiency → </text:p>
          </table:table-cell>
          <table:table-cell office:value-type="string">
            <text:p>(BTU/kWh)/1000 → </text:p>
          </table:table-cell>
          <table:table-cell/>
          <table:table-cell office:value-type="string">
            <text:p>Btu/MWh</text:p>
          </table:table-cell>
          <table:table-cell/>
        </table:table-row>
        <table:table-row table:style-name="ro12">
          <table:table-cell office:value-type="string">
            <text:p>Fuel Price</text:p>
          </table:table-cell>
          <table:table-cell/>
          <table:table-cell office:value-type="string">
            <text:p>$/Btu</text:p>
          </table:table-cell>
          <table:table-cell table:number-columns-repeated="3"/>
          <table:table-cell office:value-type="string">
            <text:p>$/Btu</text:p>
          </table:table-cell>
          <table:table-cell/>
        </table:table-row>
        <table:table-row table:style-name="ro14">
          <table:table-cell table:style-name="ce18" office:value-type="string">
            <text:p>Marginal Costs</text:p>
          </table:table-cell>
          <table:table-cell table:number-columns-repeated="2"/>
          <table:table-cell office:value-type="string">
            <text:p>fuel price * heat rate</text:p>
          </table:table-cell>
          <table:table-cell table:number-columns-repeated="2"/>
          <table:table-cell table:style-name="ce18" office:value-type="string">
            <text:p>$/Mwh</text:p>
          </table:table-cell>
          <table:table-cell/>
        </table:table-row>
      </table:table>
      <table:table table:name="Sheet2" table:style-name="ta2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5" table:default-cell-style-name="Default"/>
        <table:table-row table:style-name="ro16">
          <table:table-cell table:style-name="ce18" office:value-type="string">
            <text:p>cap.eia</text:p>
          </table:table-cell>
          <table:table-cell/>
          <table:table-cell table:style-name="ce18" office:value-type="string">
            <text:p>overnight.costs</text:p>
          </table:table-cell>
          <table:table-cell table:number-columns-repeated="2"/>
        </table:table-row>
        <table:table-row table:style-name="ro12">
          <table:table-cell table:style-name="ce18" office:value-type="string">
            <text:p>Overnight categories</text:p>
          </table:table-cell>
          <table:table-cell table:style-name="ce18" office:value-type="string">
            <text:p>dropped</text:p>
          </table:table-cell>
          <table:table-cell table:style-name="ce18" office:value-type="string">
            <text:p>Overnight categories</text:p>
          </table:table-cell>
          <table:table-cell table:style-name="ce18" office:value-type="string">
            <text:p>extra</text:p>
          </table:table-cell>
          <table:table-cell/>
        </table:table-row>
        <table:table-row table:style-name="ro12">
          <table:table-cell office:value-type="string">
            <text:p>biomass</text:p>
          </table:table-cell>
          <table:table-cell/>
          <table:table-cell office:value-type="string">
            <text:p>biomass</text:p>
          </table:table-cell>
          <table:table-cell table:number-columns-repeated="2"/>
        </table:table-row>
        <table:table-row table:style-name="ro12">
          <table:table-cell office:value-type="string">
            <text:p>coal</text:p>
          </table:table-cell>
          <table:table-cell/>
          <table:table-cell office:value-type="string">
            <text:p>Coal </text:p>
          </table:table-cell>
          <table:table-cell office:value-type="string">
            <text:p>advanced coal</text:p>
          </table:table-cell>
          <table:table-cell/>
        </table:table-row>
        <table:table-row table:style-name="ro16">
          <table:table-cell office:value-type="string">
            <text:p>conventional combined cycle</text:p>
          </table:table-cell>
          <table:table-cell/>
          <table:table-cell office:value-type="string">
            <text:p>Conventional combined cycle</text:p>
          </table:table-cell>
          <table:table-cell office:value-type="string">
            <text:p>advanced combined cycle </text:p>
          </table:table-cell>
          <table:table-cell office:value-type="string">
            <text:p>Advanced combined cyclew/ ccs</text:p>
          </table:table-cell>
        </table:table-row>
        <table:table-row table:style-name="ro12">
          <table:table-cell office:value-type="string">
            <text:p>conventional combustion turbine</text:p>
          </table:table-cell>
          <table:table-cell/>
          <table:table-cell office:value-type="string">
            <text:p>conventional combustion turbine</text:p>
          </table:table-cell>
          <table:table-cell office:value-type="string">
            <text:p>advanced combustion turbine</text:p>
          </table:table-cell>
          <table:table-cell/>
        </table:table-row>
        <table:table-row table:style-name="ro12">
          <table:table-cell office:value-type="string">
            <text:p>distributed</text:p>
          </table:table-cell>
          <table:table-cell/>
          <table:table-cell office:value-type="string">
            <text:p>Distributed</text:p>
          </table:table-cell>
          <table:table-cell office:value-type="string">
            <text:p>distributed_base</text:p>
          </table:table-cell>
          <table:table-cell/>
        </table:table-row>
        <table:table-row table:style-name="ro12">
          <table:table-cell office:value-type="string">
            <text:p>fuel cell</text:p>
          </table:table-cell>
          <table:table-cell/>
          <table:table-cell office:value-type="string">
            <text:p>fuel cell</text:p>
          </table:table-cell>
          <table:table-cell table:number-columns-repeated="2"/>
        </table:table-row>
        <table:table-row table:style-name="ro12">
          <table:table-cell office:value-type="string">
            <text:p>geothermal</text:p>
          </table:table-cell>
          <table:table-cell/>
          <table:table-cell office:value-type="string">
            <text:p>geothermal</text:p>
          </table:table-cell>
          <table:table-cell table:number-columns-repeated="2"/>
        </table:table-row>
        <table:table-row table:style-name="ro12">
          <table:table-cell office:value-type="string">
            <text:p>hydro</text:p>
          </table:table-cell>
          <table:table-cell/>
          <table:table-cell office:value-type="string">
            <text:p>hydro</text:p>
          </table:table-cell>
          <table:table-cell table:number-columns-repeated="2"/>
        </table:table-row>
        <table:table-row table:style-name="ro16">
          <table:table-cell office:value-type="string">
            <text:p>igcc</text:p>
          </table:table-cell>
          <table:table-cell/>
          <table:table-cell office:value-type="string">
            <text:p>igcc</text:p>
          </table:table-cell>
          <table:table-cell office:value-type="string">
            <text:p>igcc_ccs</text:p>
          </table:table-cell>
          <table:table-cell/>
        </table:table-row>
        <table:table-row table:style-name="ro16">
          <table:table-cell/>
          <table:table-cell office:value-type="string">
            <text:p>municipal solid waste</text:p>
          </table:table-cell>
          <table:table-cell office:value-type="string">
            <text:p>msw</text:p>
          </table:table-cell>
          <table:table-cell table:number-columns-repeated="2"/>
        </table:table-row>
        <table:table-row table:style-name="ro12">
          <table:table-cell office:value-type="string">
            <text:p>nuclear</text:p>
          </table:table-cell>
          <table:table-cell/>
          <table:table-cell office:value-type="string">
            <text:p>nuclear</text:p>
          </table:table-cell>
          <table:table-cell table:number-columns-repeated="2"/>
        </table:table-row>
        <table:table-row table:style-name="ro16">
          <table:table-cell office:value-type="string">
            <text:p>photovoltaic</text:p>
          </table:table-cell>
          <table:table-cell/>
          <table:table-cell office:value-type="string">
            <text:p>photovoltaic</text:p>
          </table:table-cell>
          <table:table-cell table:number-columns-repeated="2"/>
        </table:table-row>
        <table:table-row table:style-name="ro12">
          <table:table-cell office:value-type="string">
            <text:p>solar thermal</text:p>
          </table:table-cell>
          <table:table-cell/>
          <table:table-cell office:value-type="string">
            <text:p>solar thermal</text:p>
          </table:table-cell>
          <table:table-cell table:number-columns-repeated="2"/>
        </table:table-row>
        <table:table-row table:style-name="ro12">
          <table:table-cell office:value-type="string">
            <text:p>steam turbine</text:p>
          </table:table-cell>
          <table:table-cell/>
          <table:table-cell office:value-type="string">
            <text:p>steam turbine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undefined</text:p>
          </table:table-cell>
          <table:table-cell table:number-columns-repeated="3"/>
        </table:table-row>
        <table:table-row table:style-name="ro12">
          <table:table-cell office:value-type="string">
            <text:p>wind</text:p>
          </table:table-cell>
          <table:table-cell/>
          <table:table-cell office:value-type="string">
            <text:p>wind</text:p>
          </table:table-cell>
          <table:table-cell office:value-type="string">
            <text:p>wind_offshore</text:p>
          </table:table-cell>
          <table:table-cell/>
        </table:table-row>
        <table:table-row table:style-name="ro12" table:number-rows-repeated="2">
          <table:table-cell table:number-columns-repeated="5"/>
        </table:table-row>
        <table:table-row table:style-name="ro12">
          <table:table-cell table:style-name="ce18" office:value-type="string">
            <text:p>fuel_1_general</text:p>
          </table:table-cell>
          <table:table-cell table:style-name="ce18" office:value-type="string">
            <text:p>dropped</text:p>
          </table:table-cell>
          <table:table-cell table:number-columns-repeated="3"/>
        </table:table-row>
        <table:table-row table:style-name="ro12">
          <table:table-cell office:value-type="string">
            <text:p>biomass</text:p>
          </table:table-cell>
          <table:table-cell table:number-columns-repeated="4"/>
        </table:table-row>
        <table:table-row table:style-name="ro12">
          <table:table-cell office:value-type="string">
            <text:p>Black liquor</text:p>
          </table:table-cell>
          <table:table-cell table:number-columns-repeated="4"/>
        </table:table-row>
        <table:table-row table:style-name="ro12">
          <table:table-cell office:value-type="string">
            <text:p>coal</text:p>
          </table:table-cell>
          <table:table-cell table:number-columns-repeated="4"/>
        </table:table-row>
        <table:table-row table:style-name="ro12">
          <table:table-cell office:value-type="string">
            <text:p>geothermal</text:p>
          </table:table-cell>
          <table:table-cell table:number-columns-repeated="4"/>
        </table:table-row>
        <table:table-row table:style-name="ro12">
          <table:table-cell office:value-type="string">
            <text:p>kerosene</text:p>
          </table:table-cell>
          <table:table-cell table:number-columns-repeated="4"/>
        </table:table-row>
        <table:table-row table:style-name="ro16">
          <table:table-cell/>
          <table:table-cell office:value-type="string">
            <text:p>lpg</text:p>
          </table:table-cell>
          <table:table-cell table:number-columns-repeated="3"/>
        </table:table-row>
        <table:table-row table:style-name="ro16">
          <table:table-cell/>
          <table:table-cell office:value-type="string">
            <text:p>msw</text:p>
          </table:table-cell>
          <table:table-cell table:number-columns-repeated="3"/>
        </table:table-row>
        <table:table-row table:style-name="ro16">
          <table:table-cell office:value-type="string">
            <text:p>Mwh (overnight = distributed)</text:p>
          </table:table-cell>
          <table:table-cell table:number-columns-repeated="4"/>
        </table:table-row>
        <table:table-row table:style-name="ro12">
          <table:table-cell office:value-type="string">
            <text:p>natural gas</text:p>
          </table:table-cell>
          <table:table-cell table:number-columns-repeated="4"/>
        </table:table-row>
        <table:table-row table:style-name="ro12">
          <table:table-cell office:value-type="string">
            <text:p>oil</text:p>
          </table:table-cell>
          <table:table-cell table:number-columns-repeated="4"/>
        </table:table-row>
        <table:table-row table:style-name="ro12">
          <table:table-cell office:value-type="string">
            <text:p>propane</text:p>
          </table:table-cell>
          <table:table-cell table:number-columns-repeated="4"/>
        </table:table-row>
        <table:table-row table:style-name="ro12">
          <table:table-cell office:value-type="string">
            <text:p>solar <text:s/></text:p>
          </table:table-cell>
          <table:table-cell table:number-columns-repeated="4"/>
        </table:table-row>
        <table:table-row table:style-name="ro12">
          <table:table-cell office:value-type="string">
            <text:p>uranium</text:p>
          </table:table-cell>
          <table:table-cell table:number-columns-repeated="4"/>
        </table:table-row>
        <table:table-row table:style-name="ro12">
          <table:table-cell office:value-type="string">
            <text:p>water</text:p>
          </table:table-cell>
          <table:table-cell table:number-columns-repeated="4"/>
        </table:table-row>
        <table:table-row table:style-name="ro12">
          <table:table-cell office:value-type="string">
            <text:p>wind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10/19/2017</text:date>, <text:time>21:3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21:33:52.05</dc:date>
    <dc:creator>Xavier Gutierrez</dc:creator>
    <meta:generator>OpenOffice/4.1.3$Win32 OpenOffice.org_project/413m1$Build-9783</meta:generator>
    <meta:editing-duration>PT10H22M17S</meta:editing-duration>
    <meta:editing-cycles>2</meta:editing-cycles>
    <meta:document-statistic meta:table-count="3" meta:cell-count="202" meta:object-count="0"/>
  </office:meta>
</office:document-meta>
</file>